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line-height="100%" fo:text-align="start" fo:text-indent="0cm" style:writing-mode="lr-tb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374cm" fo:margin-bottom="0cm" fo:line-height="100%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cm" fo:margin-bottom="0cm" fo:line-height="100%" fo:text-align="start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33pt" fo:letter-spacing="normal" fo:language="lt" fo:country="LT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lt" fo:country="L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20pt" fo:letter-spacing="normal" fo:language="lt" fo:country="L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0pt" fo:letter-spacing="normal" fo:language="lt" fo:country="LT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3pt" fo:letter-spacing="normal" fo:language="lt" fo:country="LT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4pt" fo:letter-spacing="normal" fo:language="lt" fo:country="L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4pt" fo:letter-spacing="normal" fo:language="lt" fo:country="LT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4pt" fo:letter-spacing="normal" fo:language="lt" fo:country="LT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1pt" fo:letter-spacing="normal" fo:language="lt" fo:country="LT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9.468cm" svg:x="0cm" svg:y="1.266cm" presentation:class="title" presentation:user-transformed="true">
          <draw:text-box>
            <text:p text:style-name="P1"><text:span text:style-name="T1">Exadel sandbox 2022</text:span><text:span text:style-name="T2"> </text:span><text:span text:style-name="T2"><text:line-break/></text:span><text:span text:style-name="T1">Lecture 01</text:span><text:span text:style-name="T2"> </text:span><text:span text:style-name="T2"><text:line-break/></text:span><text:span text:style-name="T2"> </text:span><text:span text:style-name="T2"><text:line-break/></text:span><text:span text:style-name="T3">Šarūnas Šliteris</text:span><text:span text:style-name="T2"> </text:span><text:span text:style-name="T2"><text:line-break/></text:span><text:span text:style-name="T4"><text:a xlink:href="mailto:ssliteris@exadel.com" xlink:type="simple">ssliteris@exadel.com</text:a></text:span><text:span text:style-name="T2"> </text:span><text:span text:style-name="T2"><text:line-break/></text:span><text:span text:style-name="T3">skype:dearlord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<text:span text:style-name="T5">TOPICS</text:span>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6">Node.js</text:span></text:p>
              </text:list-item>
              <text:list-item>
                <text:p text:style-name="P4"><text:span text:style-name="T6">NPM</text:span></text:p>
              </text:list-item>
              <text:list-item>
                <text:p text:style-name="P4"><text:span text:style-name="T6">Express.js</text:span></text:p>
              </text:list-item>
              <text:list-item>
                <text:p text:style-name="P4"><text:span text:style-name="T6">REST</text:span></text:p>
              </text:list-item>
              <text:list-item>
                <text:p text:style-name="P4"><text:span text:style-name="T6">HTTP</text:span></text:p>
              </text:list-item>
              <text:list-item>
                <text:p text:style-name="P4"><text:span text:style-name="T6">POSTM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<text:span text:style-name="T5">NODE/NPM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6">Node.js is asynchronous even-driven JavaScript runtime, designed to build scalable network applications</text:span></text:p>
              </text:list-item>
              <text:list-item>
                <text:p text:style-name="P6"><text:span text:style-name="T7"><text:a xlink:href="https://nodejs.org/" xlink:type="simple">https://nodejs.org</text:a></text:span></text:p>
              </text:list-item>
              <text:list-item>
                <text:p text:style-name="P6"><text:span text:style-name="T6">NPM: </text:span><text:span text:style-name="T8">N</text:span><text:span text:style-name="T6">ode </text:span><text:span text:style-name="T8">P</text:span><text:span text:style-name="T6">ackage </text:span><text:span text:style-name="T8">M</text:span><text:span text:style-name="T6">ana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<text:span text:style-name="T5">Node.js simple application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9">Create</text:span><text:span text:style-name="T6"> folder</text:span></text:p>
              </text:list-item>
              <text:list-item>
                <text:p text:style-name="P6"><text:span text:style-name="T6">`npm init -y`, `code .`</text:span></text:p>
              </text:list-item>
              <text:list-item>
                <text:p text:style-name="P6"><text:span text:style-name="T6">Create server.js file `touch index.js` or `ni server.js`</text:span></text:p>
              </text:list-item>
              <text:list-item>
                <text:p text:style-name="P6"><text:span text:style-name="T6">Package.json</text:span></text:p>
              </text:list-item>
              <text:list-item>
                <text:p text:style-name="P8"><text:span text:style-name="T10">Dependencies</text:span></text:p>
              </text:list-item>
              <text:list-item>
                <text:p text:style-name="P8"><text:span text:style-name="T10">Dev-dependencies</text:span></text:p>
              </text:list-item>
              <text:list-item>
                <text:p text:style-name="P8"><text:span text:style-name="T10">Scripts</text:span></text:p>
              </text:list-item>
              <text:list-item>
                <text:p text:style-name="P6"><text:span text:style-name="T6">Modules, import vs requi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<text:span text:style-name="T5">EXPRESS.JS/REST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6">Express.js – Minimal node.js web app framework.</text:span></text:p>
              </text:list-item>
              <text:list-item>
                <text:p text:style-name="P6"><text:span text:style-name="T6">Static pages</text:span></text:p>
              </text:list-item>
              <text:list-item>
                <text:p text:style-name="P6"><text:span text:style-name="T6">Dynamic pages - `npm install ejs`</text:span></text:p>
              </text:list-item>
              <text:list-item>
                <text:p text:style-name="P6"><text:span text:style-name="T6">Rest</text:span></text:p>
              </text:list-item>
              <text:list-item>
                <text:p text:style-name="P6"><text:span text:style-name="T6">Routes/Router</text:span></text:p>
              </text:list-item>
              <text:list-item>
                <text:p text:style-name="P6"><text:span text:style-name="T6">Request, Response</text:span></text:p>
              </text:list-item>
              <text:list-item>
                <text:p text:style-name="P6"><text:span text:style-name="T6">Middle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ress.js setu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`npm init -y`</text:p>
              </text:list-item>
              <text:list-item>
                <text:p>`npm install nodemon`</text:p>
              </text:list-item>
              <text:list-item>
                <text:p>`npm install express`</text:p>
              </text:list-item>
              <text:list-item>
                <text:p>`npm install ejs`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IMPLE HTTP SERV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tup express app</text:p>
              </text:list-item>
              <text:list-item>
                <text:p>Host static folder - `app.use(express.static('public'));`</text:p>
              </text:list-item>
              <text:list-item>
                <text:p>Host dynamic html - `app.use(express.urlencoded({ extended: false }));`</text:p>
              </text:list-item>
              <text:list-item>
                <text:p>Create simple endpoint</text:p>
              </text:list-item>
              <text:list-item>
                <text:p>Add logger middlewa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0">SIMPLE HTTP SERVER /2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outer</text:p>
              </text:list-item>
              <text:list-item>
                <text:p>GET, POST, PUT, DELETE</text:p>
              </text:list-item>
              <text:list-item>
                <text:p>Router.route</text:p>
              </text:list-item>
              <text:list-item>
                <text:p>Router.param</text:p>
              </text:list-item>
              <text:list-item>
                <text:p>POSTMAN/THUNDER-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<text:span text:style-name="T5">Links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7"><text:a xlink:href="https://nodejs.org/en/" xlink:type="simple">https://nodejs.org/en/</text:a></text:span></text:p>
              </text:list-item>
              <text:list-item>
                <text:p text:style-name="P6"><text:span text:style-name="T7"><text:a xlink:href="https://code.visualstudio.com/" xlink:type="simple">https://code.visualstudio.com/</text:a></text:span></text:p>
              </text:list-item>
              <text:list-item>
                <text:p text:style-name="P6"><text:span text:style-name="T7"><text:a xlink:href="https://git-scm.com/" xlink:type="simple">https://git-scm.com/</text:a></text:span></text:p>
              </text:list-item>
              <text:list-item>
                <text:p text:style-name="P6"><text:span text:style-name="T7"><text:a xlink:href="https://expressjs.com/" xlink:type="simple">https://expressjs.com/</text:a></text:span></text:p>
              </text:list-item>
              <text:list-item>
                <text:p text:style-name="P6"><text:span text:style-name="T7"><text:a xlink:href="https://www.postman.com/" xlink:type="simple">https://www.postman.com/</text:a></text:span></text:p>
              </text:list-item>
              <text:list-item>
                <text:p text:style-name="P6"><text:span text:style-name="T6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mewor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reate node app with REST API for provided application</text:p>
                <text:list>
                  <text:list-item>
                    <text:p>Based on the requirements provided by Exadel, create express.js application:</text:p>
                    <text:list>
                      <text:list-item>
                        <text:p>Implement router with all required REST endpoints (might use mock data, no need to save data in the database or file system right now)</text:p>
                      </text:list-item>
                      <text:list-item>
                        <text:p>Create git repository and push all the code there</text:p>
                      </text:list-item>
                    </text:list>
                  </text:list-item>
                </text:list>
              </text:list-item>
              <text:list-item>
                <text:p>Create postman collection to work with application</text:p>
                <text:list>
                  <text:list-item>
                    <text:p>Export postman collection and keep it inside your application git repository (don’t forget to update it constantl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8:45:16.693000000</meta:creation-date>
    <meta:editing-duration>PT4H36M49S</meta:editing-duration>
    <meta:editing-cycles>10</meta:editing-cycles>
    <meta:generator>LibreOffice/7.2.4.1$Windows_X86_64 LibreOffice_project/27d75539669ac387bb498e35313b970b7fe9c4f9</meta:generator>
    <dc:title>Blue Curve</dc:title>
    <dc:date>2022-03-01T13:32:21.570000000</dc:date>
    <meta:document-statistic meta:object-count="74"/>
    <meta:template xlink:type="simple" xlink:actuate="onRequest" xlink:title="Blue Curve" xlink:href="file:///C:/Program%20Files/LibreOffice/share/template/common/presnt/Blue_Curve.otp" meta:date="2022-03-01T08:45:16.401000000"/>
  </office:meta>
</office:document-meta>
</file>